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dd5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dd5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dd5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dd5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dd5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dd5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dd5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dd5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dd5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dd5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dd5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dd5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dd5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dd5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dd5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dd5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dd5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athalia Estefanía Coromoto Serrano Garcí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390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ruz Elena Chirinos de Grací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46838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2.8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80" meta:non-whitespace-character-count="1011"/>
    <meta:template xlink:type="simple" xlink:actuate="onRequest" xlink:title="Normal" xlink:href=""/>
  </office:meta>
</office:document-meta>
</file>